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Roboto" svg:font-family="Roboto, Arial, sans-serif"/>
    <style:font-face style:name="Source Sans Pro" svg:font-family="'Source Sans Pro', Helvetica, Arial, sans-serif"/>
    <style:font-face style:name="ibm-plex-sans" svg:font-family="ibm-plex-sans, 'Helvetica Neue', Arial, sans-serif"/>
    <style:font-face style:name="inherit" svg:font-family="inherit"/>
    <style:font-face style:name="sans-serif" svg:font-family="sans-serif"/>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normal" fo:font-weight="normal" officeooo:rsid="00969c33" officeooo:paragraph-rsid="00164564" style:font-name-asian="Times New Roman" style:font-size-asian="12pt" style:font-style-asian="normal" style:font-weight-asian="normal" style:font-name-complex="Arial1" style:font-size-complex="12pt" style:font-style-complex="normal" style:font-weight-complex="normal"/>
    </style:style>
    <style:style style:name="P2" style:family="paragraph" style:parent-style-name="Standard">
      <style:paragraph-properties fo:margin-left="0cm" fo:margin-right="0cm" fo:margin-top="0cm" fo:margin-bottom="0cm" loext:contextual-spacing="false" fo:line-height="100%" fo:text-indent="0cm" style:auto-text-indent="false"/>
      <style:text-properties fo:color="#000000" style:font-name="Liberation Serif" fo:font-size="12pt" fo:language="en" fo:country="US" fo:font-style="normal" fo:font-weight="normal" officeooo:rsid="00969c33" officeooo:paragraph-rsid="00164564" style:font-name-asian="Times New Roman" style:font-size-asian="12pt" style:font-style-asian="normal" style:font-weight-asian="normal" style:font-name-complex="Arial1" style:font-size-complex="12pt" style:font-style-complex="normal" style:font-weight-complex="normal"/>
    </style:style>
    <style:style style:name="P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normal" fo:font-weight="bold" officeooo:rsid="009905bd" officeooo:paragraph-rsid="00164564" style:font-name-asian="Times New Roman" style:font-size-asian="12pt" style:font-style-asian="normal" style:font-weight-asian="bold" style:font-name-complex="Arial1" style:font-size-complex="12pt" style:font-style-complex="normal" style:font-weight-complex="bold"/>
    </style:style>
    <style:style style:name="P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style="normal" fo:font-weight="normal" officeooo:rsid="00969c33" officeooo:paragraph-rsid="00164564" style:font-style-asian="normal" style:font-weight-asian="normal" style:font-style-complex="normal" style:font-weight-complex="normal"/>
    </style:style>
    <style:style style:name="P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style="normal" fo:font-weight="normal" officeooo:rsid="009905bd" officeooo:paragraph-rsid="00164564" style:font-style-asian="normal" style:font-weight-asian="normal" style:font-style-complex="normal" style:font-weight-complex="normal"/>
    </style:style>
    <style:style style:name="P6"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normal" fo:font-weight="normal" officeooo:rsid="006fc758" officeooo:paragraph-rsid="00164564" style:font-name-asian="Times New Roman" style:font-size-asian="12pt" style:font-style-asian="normal" style:font-weight-asian="normal" style:font-name-complex="Arial1" style:font-size-complex="12pt" style:font-style-complex="normal" style:font-weight-complex="normal"/>
    </style:style>
    <style:style style:name="P7"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normal" fo:font-weight="normal" officeooo:rsid="006fc758" officeooo:paragraph-rsid="00164564" style:font-name-asian="Times New Roman" style:font-size-asian="12pt" style:font-style-asian="normal" style:font-weight-asian="normal" style:font-name-complex="Arial1" style:font-size-complex="12pt" style:font-style-complex="normal" style:font-weight-complex="normal"/>
    </style:style>
    <style:style style:name="P8"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normal" fo:font-weight="normal" officeooo:rsid="00705bb8" officeooo:paragraph-rsid="00164564" style:font-name-asian="Times New Roman" style:font-size-asian="12pt" style:font-style-asian="normal" style:font-weight-asian="normal" style:font-name-complex="Arial1" style:font-size-complex="12pt" style:font-style-complex="normal" style:font-weight-complex="normal"/>
    </style:style>
    <style:style style:name="P9"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normal" fo:font-weight="normal" officeooo:rsid="0070d991" officeooo:paragraph-rsid="00164564" style:font-name-asian="Times New Roman" style:font-size-asian="12pt" style:font-style-asian="normal" style:font-weight-asian="normal" style:font-name-complex="Arial1" style:font-size-complex="12pt" style:font-style-complex="normal" style:font-weight-complex="normal"/>
    </style:style>
    <style:style style:name="P10"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normal" fo:font-weight="normal" officeooo:rsid="007120f6" officeooo:paragraph-rsid="00164564" style:font-name-asian="Times New Roman" style:font-size-asian="12pt" style:font-style-asian="normal" style:font-weight-asian="normal" style:font-name-complex="Arial1" style:font-size-complex="12pt" style:font-style-complex="normal" style:font-weight-complex="normal"/>
    </style:style>
    <style:style style:name="P11"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normal" fo:font-weight="normal" officeooo:rsid="0072f4e9" officeooo:paragraph-rsid="00164564" style:font-name-asian="Times New Roman" style:font-size-asian="12pt" style:font-style-asian="normal" style:font-weight-asian="normal" style:font-name-complex="Arial1" style:font-size-complex="12pt" style:font-style-complex="normal" style:font-weight-complex="normal"/>
    </style:style>
    <style:style style:name="P12"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normal" fo:font-weight="normal" officeooo:rsid="0076333c" officeooo:paragraph-rsid="00164564" style:font-name-asian="Times New Roman" style:font-size-asian="12pt" style:font-style-asian="normal" style:font-weight-asian="normal" style:font-name-complex="Arial1" style:font-size-complex="12pt" style:font-style-complex="normal" style:font-weight-complex="normal"/>
    </style:style>
    <style:style style:name="P13" style:family="paragraph" style:parent-style-name="Standard">
      <style:paragraph-properties fo:margin-left="-0.125cm" fo:margin-right="0cm" fo:margin-top="0cm" fo:margin-bottom="0cm" loext:contextual-spacing="false" fo:line-height="100%" fo:text-align="start" style:justify-single-word="false" fo:text-indent="0cm" style:auto-text-indent="false"/>
      <style:text-properties fo:color="#000000" style:font-name="Liberation Serif" fo:font-size="12pt" fo:language="en" fo:country="US" fo:font-style="normal" fo:font-weight="normal" officeooo:rsid="00763ecc" officeooo:paragraph-rsid="00164564" style:font-name-asian="Times New Roman" style:font-size-asian="12pt" style:font-style-asian="normal" style:font-weight-asian="normal" style:font-name-complex="Arial1" style:font-size-complex="12pt" style:font-style-complex="normal" style:font-weight-complex="normal"/>
    </style:style>
    <style:style style:name="P14" style:family="paragraph" style:parent-style-name="Standard">
      <style:paragraph-properties fo:margin-left="-0.125cm" fo:margin-right="0cm" fo:margin-top="0cm" fo:margin-bottom="0cm" loext:contextual-spacing="false" fo:line-height="100%" fo:text-align="start" style:justify-single-word="false" fo:text-indent="0cm" style:auto-text-indent="false"/>
      <style:text-properties fo:color="#000000" style:font-name="Liberation Serif" fo:font-size="12pt" fo:language="en" fo:country="US" fo:font-style="normal" fo:font-weight="normal" officeooo:rsid="00778824" officeooo:paragraph-rsid="00164564" style:font-name-asian="Times New Roman" style:font-size-asian="12pt" style:font-style-asian="normal" style:font-weight-asian="normal" style:font-name-complex="Arial1" style:font-size-complex="12pt" style:font-style-complex="normal" style:font-weight-complex="normal"/>
    </style:style>
    <style:style style:name="P15" style:family="paragraph" style:parent-style-name="Standard">
      <style:paragraph-properties fo:margin-left="-0.125cm" fo:margin-right="0cm" fo:margin-top="0cm" fo:margin-bottom="0cm" loext:contextual-spacing="false" fo:line-height="100%" fo:text-align="start" style:justify-single-word="false" fo:text-indent="0cm" style:auto-text-indent="false"/>
      <style:text-properties fo:color="#000000" style:font-name="Liberation Serif" fo:font-size="12pt" fo:language="en" fo:country="US" fo:font-style="normal" fo:font-weight="normal" officeooo:rsid="0077f946" officeooo:paragraph-rsid="00164564" style:font-name-asian="Times New Roman" style:font-size-asian="12pt" style:font-style-asian="normal" style:font-weight-asian="normal" style:font-name-complex="Arial1" style:font-size-complex="12pt" style:font-style-complex="normal" style:font-weight-complex="normal"/>
    </style:style>
    <style:style style:name="P16"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normal" fo:font-weight="normal" officeooo:rsid="00920917" officeooo:paragraph-rsid="00164564" style:font-name-asian="Times New Roman" style:font-size-asian="12pt" style:font-style-asian="normal" style:font-weight-asian="normal" style:font-name-complex="Arial1" style:font-size-complex="12pt" style:font-style-complex="normal" style:font-weight-complex="normal"/>
    </style:style>
    <style:style style:name="P17"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normal" fo:font-weight="normal" officeooo:rsid="0093e6a1" officeooo:paragraph-rsid="00164564" style:font-name-asian="Times New Roman" style:font-size-asian="12pt" style:font-style-asian="normal" style:font-weight-asian="normal" style:font-name-complex="Arial1" style:font-size-complex="12pt" style:font-style-complex="normal" style:font-weight-complex="normal"/>
    </style:style>
    <style:style style:name="P18"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normal" fo:font-weight="normal" officeooo:rsid="0095466a" officeooo:paragraph-rsid="00164564" style:font-name-asian="Times New Roman" style:font-size-asian="12pt" style:font-style-asian="normal" style:font-weight-asian="normal" style:font-name-complex="Arial1" style:font-size-complex="12pt" style:font-style-complex="normal" style:font-weight-complex="normal"/>
    </style:style>
    <style:style style:name="P19"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normal" fo:font-weight="normal" officeooo:rsid="0095466a" officeooo:paragraph-rsid="00164564" style:font-name-asian="Times New Roman" style:font-size-asian="12pt" style:font-style-asian="normal" style:font-weight-asian="normal" style:font-name-complex="Arial1" style:font-size-complex="12pt" style:font-style-complex="normal" style:font-weight-complex="normal"/>
    </style:style>
    <style:style style:name="P20"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normal" fo:font-weight="normal" officeooo:rsid="00969c33" officeooo:paragraph-rsid="00164564" style:font-name-asian="Times New Roman" style:font-size-asian="12pt" style:font-style-asian="normal" style:font-weight-asian="normal" style:font-name-complex="Arial1" style:font-size-complex="12pt" style:font-style-complex="normal" style:font-weight-complex="normal"/>
    </style:style>
    <style:style style:name="P21" style:family="paragraph" style:parent-style-name="Standard">
      <style:paragraph-properties fo:margin-left="-0.125cm" fo:margin-right="0cm" fo:margin-top="0cm" fo:margin-bottom="0cm" loext:contextual-spacing="false" fo:line-height="100%" fo:text-align="start" style:justify-single-word="false" fo:text-indent="0cm" style:auto-text-indent="false"/>
      <style:text-properties fo:color="#000000" style:font-name="Liberation Serif" fo:font-size="12pt" fo:language="en" fo:country="US" fo:font-style="normal" fo:font-weight="bold" officeooo:rsid="0076333c" officeooo:paragraph-rsid="00164564" style:font-name-asian="Times New Roman" style:font-size-asian="12pt" style:font-style-asian="normal" style:font-weight-asian="bold" style:font-name-complex="Arial1" style:font-size-complex="12pt" style:font-style-complex="normal" style:font-weight-complex="bold"/>
    </style:style>
    <style:style style:name="P22"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normal" fo:font-weight="bold" officeooo:rsid="007470a9" officeooo:paragraph-rsid="00164564" style:font-name-asian="Times New Roman" style:font-size-asian="12pt" style:font-style-asian="normal" style:font-weight-asian="bold" style:font-name-complex="Arial1" style:font-size-complex="12pt" style:font-style-complex="normal" style:font-weight-complex="bold"/>
    </style:style>
    <style:style style:name="P23"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normal" fo:font-weight="bold" officeooo:rsid="009356fe" officeooo:paragraph-rsid="00164564" style:font-name-asian="Times New Roman" style:font-size-asian="12pt" style:font-style-asian="normal" style:font-weight-asian="bold" style:font-name-complex="Arial1" style:font-size-complex="12pt" style:font-style-complex="normal" style:font-weight-complex="bold"/>
    </style:style>
    <style:style style:name="P24"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normal" fo:font-weight="bold" officeooo:rsid="0095466a" officeooo:paragraph-rsid="00164564" style:font-name-asian="Times New Roman" style:font-size-asian="12pt" style:font-style-asian="normal" style:font-weight-asian="bold" style:font-name-complex="Arial1" style:font-size-complex="12pt" style:font-style-complex="normal" style:font-weight-complex="bold"/>
    </style:style>
    <style:style style:name="P25"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normal" fo:font-weight="bold" officeooo:rsid="0095466a" officeooo:paragraph-rsid="00164564" style:font-name-asian="Times New Roman" style:font-size-asian="12pt" style:font-style-asian="normal" style:font-weight-asian="bold" style:font-name-complex="Arial1" style:font-size-complex="12pt" style:font-style-complex="normal" style:font-weight-complex="bold"/>
    </style:style>
    <style:style style:name="P26"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normal" fo:font-weight="bold" officeooo:rsid="00969c33" officeooo:paragraph-rsid="00164564" style:font-name-asian="Times New Roman" style:font-size-asian="12pt" style:font-style-asian="normal" style:font-weight-asian="bold" style:font-name-complex="Arial1" style:font-size-complex="12pt" style:font-style-complex="normal" style:font-weight-complex="bold"/>
    </style:style>
    <style:style style:name="P27" style:family="paragraph" style:parent-style-name="Standard">
      <style:paragraph-properties fo:margin-left="-0.125cm" fo:margin-right="0cm" fo:margin-top="0cm" fo:margin-bottom="0cm" loext:contextual-spacing="false" fo:line-height="100%" fo:text-align="start" style:justify-single-word="false" fo:text-indent="0cm" style:auto-text-indent="false"/>
      <style:text-properties officeooo:paragraph-rsid="00164564"/>
    </style:style>
    <style:style style:name="P28"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officeooo:paragraph-rsid="00164564"/>
    </style:style>
    <style:style style:name="P29" style:family="paragraph" style:parent-style-name="Standard">
      <style:paragraph-properties fo:margin-left="-0.125cm" fo:margin-right="0cm" fo:margin-top="0cm" fo:margin-bottom="0cm" loext:contextual-spacing="false" fo:line-height="100%" fo:text-indent="0cm" style:auto-text-indent="false"/>
      <style:text-properties fo:language="en" fo:country="US" fo:font-style="normal" officeooo:rsid="0077f946" officeooo:paragraph-rsid="00164564" style:font-style-asian="normal" style:font-style-complex="normal"/>
    </style:style>
    <style:style style:name="P30"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language="en" fo:country="US" fo:font-style="normal" officeooo:rsid="00787a50" officeooo:paragraph-rsid="00164564" style:font-style-asian="normal" style:font-style-complex="normal"/>
    </style:style>
    <style:style style:name="P31"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language="en" fo:country="US" fo:font-style="normal" officeooo:rsid="007eb987" officeooo:paragraph-rsid="00164564" style:font-style-asian="normal" style:font-style-complex="normal"/>
    </style:style>
    <style:style style:name="P32"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language="en" fo:country="US" fo:font-style="normal" officeooo:rsid="007fd3c0" officeooo:paragraph-rsid="00164564" style:font-style-asian="normal" style:font-style-complex="normal"/>
    </style:style>
    <style:style style:name="P33"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language="en" fo:country="US" fo:font-style="normal" officeooo:rsid="0080fb36" officeooo:paragraph-rsid="00164564" style:font-style-asian="normal" style:font-style-complex="normal"/>
    </style:style>
    <style:style style:name="P34" style:family="paragraph" style:parent-style-name="Standard">
      <style:paragraph-properties fo:margin-left="-0.125cm" fo:margin-right="0cm" fo:margin-top="0cm" fo:margin-bottom="0cm" loext:contextual-spacing="false" fo:line-height="100%" fo:text-indent="0cm" style:auto-text-indent="false"/>
      <style:text-properties fo:language="en" fo:country="US" fo:font-style="normal" fo:font-weight="bold" officeooo:rsid="0079b284" officeooo:paragraph-rsid="00164564" style:font-style-asian="normal" style:font-weight-asian="bold" style:font-style-complex="normal" style:font-weight-complex="bold"/>
    </style:style>
    <style:style style:name="P35"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language="en" fo:country="US" fo:font-style="normal" fo:font-weight="bold" officeooo:rsid="007eb987" officeooo:paragraph-rsid="00164564" style:font-style-asian="normal" style:font-weight-asian="bold" style:font-style-complex="normal" style:font-weight-complex="bold"/>
    </style:style>
    <style:style style:name="P36"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font-style="normal" officeooo:rsid="0093e6a1" officeooo:paragraph-rsid="00164564" style:font-style-asian="normal" style:font-style-complex="normal"/>
    </style:style>
    <style:style style:name="P37" style:family="paragraph" style:parent-style-name="Standard">
      <style:paragraph-properties fo:margin-left="-0.125cm" fo:margin-right="0cm" fo:margin-top="0cm" fo:margin-bottom="0cm" loext:contextual-spacing="false" fo:line-height="100%" fo:text-indent="0cm" style:auto-text-indent="false"/>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5f29d" officeooo:paragraph-rsid="00164564" style:text-blinking="false" fo:background-color="transparent" style:font-name-asian="Times New Roman" style:font-size-asian="12pt" style:font-style-asian="normal" style:font-weight-asian="normal" style:font-name-complex="Arial1" style:font-size-complex="12pt" style:font-style-complex="normal" style:font-weight-complex="normal" loext:padding="0cm" loext:border="none"/>
    </style:style>
    <style:style style:name="P38" style:family="paragraph" style:parent-style-name="Standard">
      <style:paragraph-properties fo:margin-left="-0.125cm" fo:margin-right="0cm" fo:margin-top="0cm" fo:margin-bottom="0cm" loext:contextual-spacing="false" fo:line-height="100%"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164564" style:text-blinking="false" fo:background-color="#ffffff" style:font-size-asian="12pt" style:font-style-asian="normal" style:font-weight-asian="normal" style:font-size-complex="12pt" style:font-style-complex="normal" style:font-weight-complex="normal"/>
    </style:style>
    <style:style style:name="P39" style:family="paragraph" style:parent-style-name="Standard">
      <style:paragraph-properties fo:margin-left="-0.125cm" fo:margin-right="0cm" fo:margin-top="0cm" fo:margin-bottom="0cm" loext:contextual-spacing="false" fo:line-height="100%"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2f8e3" officeooo:paragraph-rsid="00164564" style:text-blinking="false" fo:background-color="#ffffff"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normal" fo:font-weight="bold" officeooo:rsid="0076333c" officeooo:paragraph-rsid="00164564" style:font-name-asian="Times New Roman" style:font-size-asian="12pt" style:font-style-asian="normal" style:font-weight-asian="bold" style:font-name-complex="Arial1" style:font-size-complex="12pt" style:font-style-complex="normal" style:font-weight-complex="bold"/>
    </style:style>
    <style:style style:name="P41"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normal" fo:font-weight="bold" officeooo:rsid="002df486" officeooo:paragraph-rsid="002df486" style:font-name-asian="Times New Roman" style:font-size-asian="12pt" style:font-style-asian="normal" style:font-weight-asian="bold" style:font-name-complex="Arial1" style:font-size-complex="12pt" style:font-style-complex="normal" style:font-weight-complex="bold"/>
    </style:style>
    <style:style style:name="P42"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normal" fo:font-weight="normal" officeooo:rsid="006ded4d" officeooo:paragraph-rsid="00164564" style:font-name-asian="Times New Roman" style:font-size-asian="12pt" style:font-style-asian="normal" style:font-weight-asian="normal" style:font-name-complex="Arial1" style:font-size-complex="12pt" style:font-style-complex="normal" style:font-weight-complex="normal"/>
    </style:style>
    <style:style style:name="P43"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normal" fo:font-weight="normal" officeooo:rsid="006ded4d" officeooo:paragraph-rsid="002df486" style:font-name-asian="Times New Roman" style:font-size-asian="12pt" style:font-style-asian="normal" style:font-weight-asian="normal" style:font-name-complex="Arial1" style:font-size-complex="12pt" style:font-style-complex="normal" style:font-weight-complex="normal"/>
    </style:style>
    <style:style style:name="P44"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normal" fo:font-weight="normal" officeooo:rsid="002163f2" officeooo:paragraph-rsid="002163f2" style:font-name-asian="Times New Roman" style:font-size-asian="12pt" style:font-style-asian="normal" style:font-weight-asian="normal" style:font-name-complex="Arial1" style:font-size-complex="12pt" style:font-style-complex="normal" style:font-weight-complex="normal"/>
    </style:style>
    <style:style style:name="P45"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normal" fo:font-weight="normal" officeooo:rsid="002b982d" officeooo:paragraph-rsid="002b982d" style:font-name-asian="Times New Roman" style:font-size-asian="12pt" style:font-style-asian="normal" style:font-weight-asian="normal" style:font-name-complex="Arial1" style:font-size-complex="12pt" style:font-style-complex="normal" style:font-weight-complex="normal"/>
    </style:style>
    <style:style style:name="P46"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normal" fo:font-weight="normal" officeooo:rsid="002c1502" officeooo:paragraph-rsid="002c1502" style:font-name-asian="Times New Roman" style:font-size-asian="12pt" style:font-style-asian="normal" style:font-weight-asian="normal" style:font-name-complex="Arial1" style:font-size-complex="12pt" style:font-style-complex="normal" style:font-weight-complex="normal"/>
    </style:style>
    <style:style style:name="P47"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2pt" fo:language="en" fo:country="US" fo:font-style="normal" fo:font-weight="normal" officeooo:rsid="002fdc5c" officeooo:paragraph-rsid="002fdc5c" style:font-name-asian="Times New Roman" style:font-size-asian="12pt" style:font-style-asian="normal" style:font-weight-asian="normal" style:font-name-complex="Arial1" style:font-size-complex="12pt" style:font-style-complex="normal" style:font-weight-complex="normal"/>
    </style:style>
    <style:style style:name="P48" style:family="paragraph" style:parent-style-name="Standard">
      <style:paragraph-properties fo:margin-left="-0.125cm" fo:margin-right="0cm" fo:margin-top="0cm" fo:margin-bottom="0cm" loext:contextual-spacing="false" fo:line-height="100%" fo:text-align="center" style:justify-single-word="false" fo:text-indent="0cm" style:auto-text-indent="false"/>
      <style:text-properties fo:color="#000000" style:font-name="Liberation Serif" fo:font-size="20pt" fo:language="en" fo:country="US" fo:font-style="normal" fo:font-weight="bold" officeooo:rsid="005c3938" officeooo:paragraph-rsid="00164564" style:font-name-asian="Times New Roman" style:font-size-asian="20pt" style:font-style-asian="normal" style:font-weight-asian="bold" style:font-name-complex="Arial1" style:font-size-complex="20pt" style:font-style-complex="normal" style:font-weight-complex="bold"/>
    </style:style>
    <style:style style:name="P49" style:family="paragraph" style:parent-style-name="Standard">
      <style:paragraph-properties fo:margin-left="-0.125cm" fo:margin-right="0cm" fo:margin-top="0cm" fo:margin-bottom="0cm" loext:contextual-spacing="false" fo:line-height="100%" fo:text-align="center" style:justify-single-word="false" fo:text-indent="0cm" style:auto-text-indent="false"/>
      <style:text-properties fo:color="#000000" style:font-name="Liberation Serif" fo:font-size="14pt" fo:language="en" fo:country="US" fo:font-style="normal" fo:font-weight="bold" officeooo:rsid="00170b69" officeooo:paragraph-rsid="00170b69" style:font-name-asian="Times New Roman" style:font-size-asian="14pt" style:font-style-asian="normal" style:font-weight-asian="bold" style:font-name-complex="Arial1" style:font-size-complex="14pt" style:font-style-complex="normal" style:font-weight-complex="bold"/>
    </style:style>
    <style:style style:name="P50"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4pt" fo:language="en" fo:country="US" fo:font-style="normal" style:text-underline-style="none" fo:font-weight="normal" officeooo:rsid="00840b7a" officeooo:paragraph-rsid="00164564" style:font-name-asian="Times New Roman" style:font-size-asian="14pt" style:font-style-asian="normal" style:font-weight-asian="normal" style:font-name-complex="Arial1" style:font-size-complex="14pt" style:font-style-complex="normal" style:font-weight-complex="normal"/>
    </style:style>
    <style:style style:name="P51" style:family="paragraph" style:parent-style-name="Standard">
      <style:paragraph-properties fo:margin-left="-0.125cm" fo:margin-right="0cm" fo:margin-top="0cm" fo:margin-bottom="0cm" loext:contextual-spacing="false" fo:line-height="100%" fo:text-indent="0cm" style:auto-text-indent="false"/>
      <style:text-properties fo:color="#000000" style:font-name="Liberation Serif" fo:font-size="14pt" fo:language="en" fo:country="US" fo:font-style="normal" style:text-underline-style="none" fo:font-weight="normal" officeooo:rsid="00840b7a" officeooo:paragraph-rsid="0033fa46" style:font-name-asian="Times New Roman" style:font-size-asian="14pt" style:font-style-asian="normal" style:font-weight-asian="normal" style:font-name-complex="Arial1" style:font-size-complex="14pt" style:font-style-complex="normal" style:font-weight-complex="normal"/>
    </style:style>
    <style:style style:name="P52"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normal" fo:font-weight="normal" officeooo:rsid="002665e0" officeooo:paragraph-rsid="002665e0" style:font-name-asian="Times New Roman" style:font-size-asian="12pt" style:font-style-asian="normal" style:font-weight-asian="normal" style:font-name-complex="Arial1" style:font-size-complex="12pt" style:font-style-complex="normal" style:font-weight-complex="normal"/>
    </style:style>
    <style:style style:name="P53"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normal" fo:font-weight="bold" officeooo:rsid="006ded4d" officeooo:paragraph-rsid="001f5001" style:font-name-asian="Times New Roman" style:font-size-asian="12pt" style:font-style-asian="normal" style:font-weight-asian="bold" style:font-name-complex="Arial1" style:font-size-complex="12pt" style:font-style-complex="normal" style:font-weight-complex="bold"/>
    </style:style>
    <style:style style:name="P54"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color="#000000" style:font-name="Liberation Serif" fo:font-size="12pt" fo:language="en" fo:country="US" fo:font-style="normal" fo:font-weight="bold" officeooo:rsid="002163f2" officeooo:paragraph-rsid="00248403" style:font-name-asian="Times New Roman" style:font-size-asian="12pt" style:font-style-asian="normal" style:font-weight-asian="bold" style:font-name-complex="Arial1" style:font-size-complex="12pt" style:font-style-complex="normal" style:font-weight-complex="bold"/>
    </style:style>
    <style:style style:name="P55"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officeooo:paragraph-rsid="00289b60"/>
    </style:style>
    <style:style style:name="P56" style:family="paragraph" style:parent-style-name="Standard">
      <style:paragraph-properties fo:margin-left="-0.125cm" fo:margin-right="0cm" fo:margin-top="0cm" fo:margin-bottom="0cm" loext:contextual-spacing="false" fo:line-height="100%" fo:text-indent="0cm" style:auto-text-indent="false"/>
      <style:text-properties officeooo:paragraph-rsid="00164564"/>
    </style:style>
    <style:style style:name="P57" style:family="paragraph" style:parent-style-name="Standard">
      <style:paragraph-properties fo:margin-left="-0.125cm" fo:margin-right="0cm" fo:margin-top="0cm" fo:margin-bottom="0cm" loext:contextual-spacing="false" fo:line-height="100%" fo:text-indent="0cm" style:auto-text-indent="false"/>
      <style:text-properties officeooo:paragraph-rsid="0033fa46"/>
    </style:style>
    <style:style style:name="P58" style:family="paragraph" style:parent-style-name="Standard">
      <style:paragraph-properties fo:margin-left="-0.125cm" fo:margin-right="0cm" fo:margin-top="0cm" fo:margin-bottom="0cm" loext:contextual-spacing="false" fo:line-height="100%" fo:text-indent="0cm" style:auto-text-indent="false"/>
      <style:text-properties officeooo:paragraph-rsid="003498ac"/>
    </style:style>
    <style:style style:name="P59" style:family="paragraph" style:parent-style-name="Standard">
      <style:paragraph-properties fo:margin-left="-0.125cm" fo:margin-right="0cm" fo:margin-top="0cm" fo:margin-bottom="0cm" loext:contextual-spacing="false" fo:line-height="100%" fo:text-indent="0cm" style:auto-text-indent="false"/>
      <style:text-properties officeooo:paragraph-rsid="0037bbf3"/>
    </style:style>
    <style:style style:name="P60" style:family="paragraph" style:parent-style-name="Standard">
      <style:paragraph-properties fo:margin-left="-0.125cm" fo:margin-right="0cm" fo:margin-top="0cm" fo:margin-bottom="0cm" loext:contextual-spacing="false" fo:line-height="100%" fo:text-indent="0cm" style:auto-text-indent="false"/>
      <style:text-properties officeooo:paragraph-rsid="003b761b"/>
    </style:style>
    <style:style style:name="P61" style:family="paragraph" style:parent-style-name="Standard">
      <style:paragraph-properties fo:margin-left="-0.125cm" fo:margin-right="0cm" fo:margin-top="0cm" fo:margin-bottom="0cm" loext:contextual-spacing="false" fo:line-height="100%" fo:text-align="justify" style:justify-single-word="false" fo:text-indent="0cm" style:auto-text-indent="false"/>
      <style:text-properties fo:language="en" fo:country="US" fo:font-style="normal" officeooo:rsid="00787a50" officeooo:paragraph-rsid="00164564" style:font-style-asian="normal" style:font-style-complex="normal"/>
    </style:style>
    <style:style style:name="P62" style:family="paragraph" style:parent-style-name="Standard">
      <style:paragraph-properties fo:margin-left="-0.125cm" fo:margin-right="0cm" fo:margin-top="0cm" fo:margin-bottom="0cm" loext:contextual-spacing="false" fo:line-height="100%" fo:text-indent="0cm" style:auto-text-indent="false"/>
      <style:text-properties fo:font-weight="bold" officeooo:rsid="00292dc3" officeooo:paragraph-rsid="00292dc3" style:font-weight-asian="bold" style:font-weight-complex="bold"/>
    </style:style>
    <style:style style:name="P63" style:family="paragraph" style:parent-style-name="Standard">
      <style:paragraph-properties fo:margin-left="0cm" fo:margin-right="0cm" fo:margin-top="0cm" fo:margin-bottom="0cm" loext:contextual-spacing="false" fo:line-height="100%" fo:text-indent="0cm"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3ad5" officeooo:paragraph-rsid="00164564" style:text-blinking="false" fo:background-color="#ffffff" style:font-size-asian="12pt" style:font-style-asian="normal" style:font-weight-asian="normal" style:font-size-complex="12pt" style:font-style-complex="normal" style:font-weight-complex="normal"/>
    </style:style>
    <style:style style:name="P64" style:family="paragraph" style:parent-style-name="Text_20_body" style:list-style-name="L1">
      <style:paragraph-properties fo:margin-left="0cm" fo:margin-right="0cm" fo:margin-top="0cm" fo:margin-bottom="0.053cm" loext:contextual-spacing="false" fo:orphans="2" fo:widows="2" fo:text-indent="0cm" style:auto-text-indent="false" fo:padding="0cm" fo:border="none"/>
      <style:text-properties officeooo:paragraph-rsid="003c7cfa"/>
    </style:style>
    <style:style style:name="P65" style:family="paragraph" style:parent-style-name="Text_20_body" style:list-style-name="L1">
      <style:paragraph-properties fo:margin-left="0cm" fo:margin-right="0cm" fo:margin-top="0cm" fo:margin-bottom="0.053cm" loext:contextual-spacing="false" fo:orphans="2" fo:widows="2" fo:text-indent="0cm" style:auto-text-indent="false" fo:padding="0cm" fo:border="none"/>
      <style:text-properties fo:font-variant="normal" fo:text-transform="none" fo:color="#000000" style:font-name="Liberation Serif" fo:font-size="12pt" fo:letter-spacing="normal" fo:font-style="normal" style:text-underline-style="none" fo:font-weight="normal" officeooo:rsid="0092f8e3" officeooo:paragraph-rsid="00164564" style:font-size-asian="12pt" style:font-style-asian="normal" style:font-weight-asian="normal" style:font-size-complex="12pt" style:font-style-complex="normal" style:font-weight-complex="normal"/>
    </style:style>
    <style:style style:name="T1"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style:font-name="Liberation Serif" fo:font-size="12pt" fo:letter-spacing="normal" fo:font-style="normal" style:text-underline-style="none" fo:font-weight="normal" officeooo:rsid="0092f8e3"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font-name="Liberation Serif" fo:font-size="12pt" fo:letter-spacing="normal" fo:font-style="normal" style:text-underline-style="none" fo:font-weight="normal" officeooo:rsid="0086f9a9" style:font-size-asian="12pt" style:font-style-asian="normal" style:font-weight-asian="normal" style:font-size-complex="12pt" style:font-style-complex="normal" style:font-weight-complex="normal" loext:padding="0cm" loext:border="none"/>
    </style:style>
    <style:style style:name="T4" style:family="text">
      <style:text-properties fo:font-variant="normal" fo:text-transform="none" fo:color="#000000" style:font-name="Liberation Serif" fo:font-size="12pt" fo:letter-spacing="normal" fo:font-style="normal" style:text-underline-style="none" fo:font-weight="normal" officeooo:rsid="003498ac" style:font-size-asian="12pt" style:font-style-asian="normal" style:font-weight-asian="normal" style:font-size-complex="12pt" style:font-style-complex="normal" style:font-weight-complex="normal" loext:padding="0cm" loext:border="none"/>
    </style:style>
    <style:style style:name="T5" style:family="text">
      <style:text-properties fo:font-variant="normal" fo:text-transform="none" fo:color="#000000" style:font-name="Liberation Serif" fo:font-size="12pt" fo:letter-spacing="normal" fo:font-style="normal" style:text-underline-style="none" fo:font-weight="normal" officeooo:rsid="003b761b"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font-name="Liberation Serif" fo:font-size="12pt" fo:letter-spacing="normal"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font-name="Liberation Serif" fo:font-size="12pt" fo:letter-spacing="normal" fo:font-style="normal" style:text-underline-style="none" fo:font-weight="normal" officeooo:rsid="0086f9a9" fo:background-color="#ffffff" loext:char-shading-value="0" style:font-size-asian="12pt" style:font-style-asian="normal" style:font-weight-asian="normal" style:font-size-complex="12pt" style:font-style-complex="normal" style:font-weight-complex="normal" loext:padding="0cm" loext:border="none"/>
    </style:style>
    <style:style style:name="T8" style:family="text">
      <style:text-properties fo:font-variant="normal" fo:text-transform="none" fo:color="#000000" style:font-name="Liberation Serif" fo:font-size="12pt" fo:letter-spacing="normal" fo:font-style="normal" style:text-underline-style="none" fo:font-weight="normal" officeooo:rsid="0037bbf3" fo:background-color="#ffffff" loext:char-shading-value="0"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font-name="Liberation Serif"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language="en" fo:country="US" fo:font-style="normal" style:text-underline-style="none" fo:font-weight="normal" officeooo:rsid="0092f8e3"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font-name="Liberation Serif" fo:font-size="12pt" fo:letter-spacing="normal" fo:language="en" fo:country="US" fo:font-style="normal" style:text-underline-style="none" fo:font-weight="normal" officeooo:rsid="003c7cfa"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85f29d" style:text-blinking="false" fo:background-color="transparent" loext:char-shading-value="0" style:font-name-asian="Times New Roman" style:font-size-asian="12pt" style:font-style-asian="normal" style:font-weight-asian="normal" style:font-name-complex="Arial1" style:font-size-complex="12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92f8e3" style:text-blinking="false" fo:background-color="#ffffff" loext:char-shading-value="0"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style:text-line-through-style="none" style:text-line-through-type="none" style:font-name="Liberation Serif" fo:font-size="12pt" fo:letter-spacing="normal" fo:language="en" fo:country="US" fo:font-style="normal" style:text-underline-style="none" fo:font-weight="normal" officeooo:rsid="003b761b" style:text-blinking="false" fo:background-color="#ffffff" loext:char-shading-value="0"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fab9" style:text-blinking="false" fo:background-color="#ffffff" loext:char-shading-value="0"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2f8e3" style:text-blinking="false" fo:background-color="#ffffff" loext:char-shading-value="0"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7bbf3" style:text-blinking="false" fo:background-color="#ffffff" loext:char-shading-value="0"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9827a" style:text-blinking="false" fo:background-color="#ffffff" loext:char-shading-value="0" style:font-size-asian="12pt" style:font-style-asian="normal" style:font-weight-asian="normal" style:font-size-complex="12pt" style:font-style-complex="normal" style:font-weight-complex="normal"/>
    </style:style>
    <style:style style:name="T2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b761b" style:text-blinking="false" fo:background-color="#ffffff" loext:char-shading-value="0"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fo:background-color="#ffffff" loext:char-shading-value="0" style:font-size-asian="12pt" style:font-style-asian="italic" style:font-weight-asian="normal" style:font-size-complex="12pt" style:font-style-complex="italic" style:font-weight-complex="normal" loext:padding="0cm" loext:border="none"/>
    </style:style>
    <style:style style:name="T2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3fa46" style:text-blinking="false" style:font-size-asian="12pt" style:font-style-asian="normal" style:font-weight-asian="normal" style:font-size-complex="12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367ecd" style:text-blinking="false" style:font-size-asian="12pt" style:font-style-asian="normal" style:font-weight-asian="normal" style:font-size-complex="12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33fa46" style:text-blinking="false" style:font-size-asian="12pt" style:font-style-asian="italic" style:font-weight-asian="normal" style:font-size-complex="12pt" style:font-style-complex="italic" style:font-weight-complex="normal" loext:padding="0cm" loext:border="none"/>
    </style:style>
    <style:style style:name="T28" style:family="text">
      <style:text-properties fo:font-variant="normal" fo:text-transform="none" fo:color="#000000" style:text-line-through-style="none" style:text-line-through-type="none" style:font-name="Liberation Serif" fo:font-size="12pt" fo:letter-spacing="normal" fo:language="en" fo:country="US" fo:font-style="italic" style:text-underline-style="none" fo:font-weight="normal" style:text-blinking="false" fo:background-color="#ffffff" loext:char-shading-value="0" style:font-size-asian="12pt" style:font-style-asian="italic" style:font-weight-asian="normal" style:font-size-complex="12pt" style:font-style-complex="italic" style:font-weight-complex="normal"/>
    </style:style>
    <style:style style:name="T29" style:family="text">
      <style:text-properties fo:font-variant="normal" fo:text-transform="none" fo:color="#000000" style:text-line-through-style="none" style:text-line-through-type="none" style:font-name="Liberation Serif" fo:font-size="12pt" fo:letter-spacing="normal" fo:language="en" fo:country="US" fo:font-style="italic" style:text-underline-style="solid" style:text-underline-width="auto" style:text-underline-color="font-color" fo:font-weight="normal" style:text-blinking="false" fo:background-color="#ffffff" loext:char-shading-value="0" style:font-size-asian="12pt" style:font-style-asian="italic" style:font-weight-asian="normal" style:font-size-complex="12pt" style:font-style-complex="italic" style:font-weight-complex="normal"/>
    </style:style>
    <style:style style:name="T30" style:family="text">
      <style:text-properties fo:font-variant="normal" fo:text-transform="none" fo:color="#000000" style:text-line-through-style="none" style:text-line-through-type="none" style:font-name="Liberation Serif" fo:font-size="11.25pt" fo:letter-spacing="normal" fo:font-style="italic" style:text-underline-style="none" fo:font-weight="normal" style:text-blinking="false" fo:background-color="#ffffff" loext:char-shading-value="0" style:font-size-asian="12pt" style:font-style-asian="italic" style:font-weight-asian="normal" style:font-size-complex="12pt" style:font-style-complex="italic" style:font-weight-complex="normal" loext:padding="0cm" loext:border="none"/>
    </style:style>
    <style:style style:name="T31" style:family="text">
      <style:text-properties fo:font-variant="normal" fo:text-transform="none" fo:color="#000000" style:text-line-through-style="none" style:text-line-through-type="none" style:font-name="Liberation Serif" fo:font-size="11.25pt" fo:letter-spacing="normal" fo:font-style="italic" style:text-underline-style="none" fo:font-weight="normal" officeooo:rsid="0037bbf3" style:text-blinking="false" fo:background-color="#ffffff" loext:char-shading-value="0" style:font-size-asian="12pt" style:font-style-asian="italic" style:font-weight-asian="normal" style:font-size-complex="12pt" style:font-style-complex="italic" style:font-weight-complex="normal" loext:padding="0cm" loext:border="none"/>
    </style:style>
    <style:style style:name="T32"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loext:padding="0cm" loext:border="none"/>
    </style:style>
    <style:style style:name="T33"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4" style:family="text">
      <style:text-properties fo:font-variant="normal" fo:text-transform="none" fo:color="#000000" style:font-name="Liberation Serif" fo:font-size="12pt" fo:letter-spacing="normal" fo:font-style="normal" fo:font-weight="normal" style:font-size-asian="12pt" style:font-size-complex="12pt"/>
    </style:style>
    <style:style style:name="T35" style:family="text">
      <style:text-properties fo:font-variant="normal" fo:text-transform="none" fo:color="#000000" style:font-name="Liberation Serif" fo:font-size="12pt" fo:letter-spacing="normal" fo:font-style="normal" fo:font-weight="normal" officeooo:rsid="00368948" style:font-size-asian="12pt" style:font-size-complex="12pt"/>
    </style:style>
    <style:style style:name="T36" style:family="text">
      <style:text-properties fo:font-variant="normal" fo:text-transform="none" fo:color="#000000" style:font-name="Liberation Serif" fo:font-size="12pt" fo:letter-spacing="normal" fo:language="en" fo:country="US" fo:font-style="normal" style:text-underline-style="none" fo:font-weight="normal" officeooo:rsid="00840b7a" style:font-name-asian="Times New Roman" style:font-size-asian="12pt" style:font-style-asian="normal" style:font-weight-asian="normal" style:font-name-complex="Arial1" style:font-size-complex="12pt" style:font-style-complex="normal" style:font-weight-complex="normal"/>
    </style:style>
    <style:style style:name="T37" style:family="text">
      <style:text-properties fo:font-variant="normal" fo:text-transform="none" fo:color="#000000" style:font-name="Liberation Serif" fo:font-size="12pt" fo:letter-spacing="normal" fo:language="en" fo:country="US" fo:font-style="normal" style:text-underline-style="none" fo:font-weight="normal" officeooo:rsid="0092f8e3"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style:font-name="Liberation Serif" fo:font-size="12pt" fo:letter-spacing="normal" fo:language="en" fo:country="US" fo:font-style="normal" style:text-underline-style="none" fo:font-weight="normal" officeooo:rsid="003c7cfa"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style:font-name="Liberation Serif" fo:font-size="12pt" fo:letter-spacing="normal" fo:language="en" fo:country="US" fo:font-style="normal" style:text-underline-style="solid" style:text-underline-width="auto" style:text-underline-color="font-color" fo:font-weight="normal" officeooo:rsid="0092f8e3" fo:background-color="#fcfcfc" loext:char-shading-value="0"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41"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42" style:family="text">
      <style:text-properties fo:font-variant="normal" fo:text-transform="none" fo:color="#000000" style:font-name="Liberation Serif" fo:font-size="10.5pt" fo:letter-spacing="normal" fo:language="en" fo:country="US" fo:font-style="normal" style:text-underline-style="none" fo:font-weight="normal" officeooo:rsid="0092f8e3" style:font-size-asian="12pt" style:font-style-asian="normal" style:font-weight-asian="normal" style:font-size-complex="12pt" style:font-style-complex="normal" style:font-weight-complex="normal"/>
    </style:style>
    <style:style style:name="T43" style:family="text">
      <style:text-properties fo:font-variant="normal" fo:text-transform="none" fo:color="#000000" style:font-name="Liberation Serif" fo:font-size="10.5pt" fo:letter-spacing="normal" fo:language="en" fo:country="US" fo:font-style="normal" style:text-underline-style="solid" style:text-underline-width="auto" style:text-underline-color="font-color" fo:font-weight="normal" officeooo:rsid="0092f8e3" fo:background-color="#fcfcfc" loext:char-shading-value="0" style:font-size-asian="12pt" style:font-style-asian="normal" style:font-weight-asian="normal" style:font-size-complex="12pt" style:font-style-complex="normal" style:font-weight-complex="normal"/>
    </style:style>
    <style:style style:name="T44" style:family="text">
      <style:text-properties fo:font-variant="normal" fo:text-transform="none" fo:color="#000000" style:font-name="Source Sans Pro" fo:font-size="10.5pt" fo:letter-spacing="normal" fo:language="en" fo:country="US" fo:font-style="normal" style:text-underline-style="none" fo:font-weight="normal" officeooo:rsid="0092f8e3" style:font-size-asian="12pt" style:font-style-asian="normal" style:font-weight-asian="normal" style:font-size-complex="12pt" style:font-style-complex="normal" style:font-weight-complex="normal"/>
    </style:style>
    <style:style style:name="T45" style:family="text">
      <style:text-properties fo:font-variant="normal" fo:text-transform="none" fo:color="#000000" style:font-name="Source Sans Pro" fo:font-size="10.5pt" fo:letter-spacing="normal" fo:language="en" fo:country="US" fo:font-style="normal" style:text-underline-style="solid" style:text-underline-width="auto" style:text-underline-color="font-color" fo:font-weight="normal" officeooo:rsid="0092f8e3" fo:background-color="#fcfcfc" loext:char-shading-value="0" style:font-size-asian="12pt" style:font-style-asian="normal" style:font-weight-asian="normal" style:font-size-complex="12pt" style:font-style-complex="normal" style:font-weight-complex="normal"/>
    </style:style>
    <style:style style:name="T46" style:family="text">
      <style:text-properties fo:font-variant="normal" fo:text-transform="none" fo:color="#333333" style:text-line-through-style="none" style:text-line-through-type="none" style:font-name="Liberation Serif" fo:font-size="10.5pt" fo:letter-spacing="normal" fo:language="en" fo:country="US" fo:font-style="italic" style:text-underline-style="none" fo:font-weight="normal" style:text-blinking="false" fo:background-color="#ffffff" loext:char-shading-value="0" style:font-size-asian="12pt" style:font-style-asian="italic" style:font-weight-asian="normal" style:font-size-complex="12pt" style:font-style-complex="italic" style:font-weight-complex="normal"/>
    </style:style>
    <style:style style:name="T47" style:family="text">
      <style:text-properties fo:font-variant="normal" fo:text-transform="none" fo:color="#333333" style:text-line-through-style="none" style:text-line-through-type="none" style:font-name="Liberation Serif" fo:font-size="12pt" fo:letter-spacing="normal" fo:language="en" fo:country="US" fo:font-style="italic" style:text-underline-style="none" fo:font-weight="normal" style:text-blinking="false" fo:background-color="#ffffff" loext:char-shading-value="0" style:font-size-asian="12pt" style:font-style-asian="italic" style:font-weight-asian="normal" style:font-size-complex="12pt" style:font-style-complex="italic" style:font-weight-complex="normal"/>
    </style:style>
    <style:style style:name="T48" style:family="text">
      <style:text-properties fo:font-variant="normal" fo:text-transform="none" fo:color="#333333" style:font-name="Source Sans Pro" fo:font-size="10.5pt" fo:letter-spacing="normal" fo:language="en" fo:country="US" fo:font-style="normal" style:text-underline-style="none" fo:font-weight="normal" officeooo:rsid="0092f8e3" style:font-size-asian="12pt" style:font-style-asian="normal" style:font-weight-asian="normal" style:font-size-complex="12pt" style:font-style-complex="normal" style:font-weight-complex="normal"/>
    </style:style>
    <style:style style:name="T49" style:family="text">
      <style:text-properties fo:font-variant="normal" fo:text-transform="none" fo:color="#333333" style:font-name="Source Sans Pro" fo:font-size="10.5pt" fo:letter-spacing="normal" fo:language="en" fo:country="US" fo:font-style="normal" style:text-underline-style="none" fo:font-weight="normal" officeooo:rsid="003c7cfa" style:font-size-asian="12pt" style:font-style-asian="normal" style:font-weight-asian="normal" style:font-size-complex="12pt" style:font-style-complex="normal" style:font-weight-complex="normal"/>
    </style:style>
    <style:style style:name="T50" style:family="text">
      <style:text-properties fo:font-variant="normal" fo:text-transform="none" fo:color="#333333" style:font-name="Source Sans Pro" fo:font-size="10.5pt" fo:letter-spacing="normal" fo:language="en" fo:country="US" fo:font-style="normal" style:text-underline-style="none" fo:font-weight="bold" officeooo:rsid="0092f8e3" style:font-size-asian="12pt" style:font-style-asian="normal" style:font-weight-asian="bold" style:font-size-complex="12pt" style:font-style-complex="normal" style:font-weight-complex="bold"/>
    </style:style>
    <style:style style:name="T51" style:family="text">
      <style:text-properties fo:font-variant="normal" fo:text-transform="none" fo:color="#333333" style:font-name="Source Sans Pro" fo:font-size="10.5pt" fo:letter-spacing="normal" fo:language="en" fo:country="US" fo:font-style="italic" style:text-underline-style="none" fo:font-weight="normal" officeooo:rsid="0092f8e3" style:font-size-asian="12pt" style:font-style-asian="italic" style:font-weight-asian="normal" style:font-size-complex="12pt" style:font-style-complex="italic" style:font-weight-complex="normal"/>
    </style:style>
    <style:style style:name="T52" style:family="text">
      <style:text-properties fo:font-variant="normal" fo:text-transform="none" fo:color="#4500a7" style:text-line-through-style="none" style:text-line-through-type="none" style:font-name="Liberation Serif" fo:font-size="10.5pt" fo:letter-spacing="normal" fo:language="en" fo:country="US" fo:font-style="italic" style:text-underline-style="solid" style:text-underline-width="auto" style:text-underline-color="font-color" fo:font-weight="normal" style:text-blinking="false" fo:background-color="#ffffff" loext:char-shading-value="0" style:font-size-asian="12pt" style:font-style-asian="italic" style:font-weight-asian="normal" style:font-size-complex="12pt" style:font-style-complex="italic" style:font-weight-complex="normal"/>
    </style:style>
    <style:style style:name="T53" style:family="text">
      <style:text-properties fo:font-variant="normal" fo:text-transform="none" fo:color="#4500a7" style:text-line-through-style="none" style:text-line-through-type="none" style:font-name="Liberation Serif" fo:font-size="12pt" fo:letter-spacing="normal" fo:language="en" fo:country="US" fo:font-style="italic" style:text-underline-style="solid" style:text-underline-width="auto" style:text-underline-color="font-color" fo:font-weight="normal" style:text-blinking="false" fo:background-color="#ffffff" loext:char-shading-value="0" style:font-size-asian="12pt" style:font-style-asian="italic" style:font-weight-asian="normal" style:font-size-complex="12pt" style:font-style-complex="italic" style:font-weight-complex="normal"/>
    </style:style>
    <style:style style:name="T54" style:family="text">
      <style:text-properties fo:font-variant="normal" fo:text-transform="none" fo:color="#4500a7" style:font-name="Source Sans Pro" fo:font-size="10.5pt" fo:letter-spacing="normal" fo:language="en" fo:country="US" fo:font-style="normal" style:text-underline-style="solid" style:text-underline-width="auto" style:text-underline-color="font-color" fo:font-weight="normal" officeooo:rsid="0092f8e3" fo:background-color="#fcfcfc" loext:char-shading-value="0" style:font-size-asian="12pt" style:font-style-asian="normal" style:font-weight-asian="normal" style:font-size-complex="12pt" style:font-style-complex="normal" style:font-weight-complex="normal"/>
    </style:style>
    <style:style style:name="T55" style:family="text">
      <style:text-properties fo:font-variant="normal" fo:text-transform="none" fo:color="#4500a7" style:font-name="Source Sans Pro" fo:font-size="10.5pt" fo:letter-spacing="normal" fo:language="en" fo:country="US" fo:font-style="normal" style:text-underline-style="solid" style:text-underline-width="auto" style:text-underline-color="font-color" fo:font-weight="bold" officeooo:rsid="0092f8e3" fo:background-color="#fcfcfc" loext:char-shading-value="0" style:font-size-asian="12pt" style:font-style-asian="normal" style:font-weight-asian="bold" style:font-size-complex="12pt" style:font-style-complex="normal" style:font-weight-complex="bold"/>
    </style:style>
    <style:style style:name="T56" style:family="text">
      <style:text-properties fo:font-variant="normal" fo:text-transform="none" fo:color="#4500a7" style:font-name="Source Sans Pro" fo:font-size="10.5pt" fo:letter-spacing="normal" fo:language="en" fo:country="US" fo:font-style="italic" style:text-underline-style="solid" style:text-underline-width="auto" style:text-underline-color="font-color" fo:font-weight="normal" officeooo:rsid="0092f8e3" fo:background-color="#fcfcfc" loext:char-shading-value="0" style:font-size-asian="12pt" style:font-style-asian="italic" style:font-weight-asian="normal" style:font-size-complex="12pt" style:font-style-complex="italic" style:font-weight-complex="normal"/>
    </style:style>
    <style:style style:name="T57" style:family="text">
      <style:text-properties fo:font-style="normal" style:font-style-asian="normal" style:font-style-complex="normal"/>
    </style:style>
    <style:style style:name="T58" style:family="text">
      <style:text-properties officeooo:rsid="008bfab9"/>
    </style:style>
    <style:style style:name="T59" style:family="text">
      <style:text-properties officeooo:rsid="00705bb8"/>
    </style:style>
    <style:style style:name="T60" style:family="text">
      <style:text-properties officeooo:rsid="00728e20"/>
    </style:style>
    <style:style style:name="T61" style:family="text">
      <style:text-properties officeooo:rsid="0072f4e9"/>
    </style:style>
    <style:style style:name="T62" style:family="text">
      <style:text-properties officeooo:rsid="0076333c"/>
    </style:style>
    <style:style style:name="T63" style:family="text">
      <style:text-properties officeooo:rsid="0085f29d"/>
    </style:style>
    <style:style style:name="T64" style:family="text">
      <style:text-properties officeooo:rsid="00778824"/>
    </style:style>
    <style:style style:name="T65" style:family="text">
      <style:text-properties fo:font-weight="bold" style:font-weight-asian="bold" style:font-weight-complex="bold"/>
    </style:style>
    <style:style style:name="T66" style:family="text">
      <style:text-properties fo:font-weight="bold" officeooo:rsid="00778824" style:font-weight-asian="bold" style:font-weight-complex="bold"/>
    </style:style>
    <style:style style:name="T67" style:family="text">
      <style:text-properties fo:font-weight="bold" officeooo:rsid="00803368" style:font-weight-asian="bold" style:font-weight-complex="bold"/>
    </style:style>
    <style:style style:name="T68" style:family="text">
      <style:text-properties fo:font-weight="bold" officeooo:rsid="0077f946" style:font-weight-asian="bold" style:font-weight-complex="bold"/>
    </style:style>
    <style:style style:name="T69" style:family="text">
      <style:text-properties fo:color="#000000" style:font-name="Liberation Serif" fo:font-size="12pt" fo:language="en" fo:country="US" fo:font-style="normal" fo:font-weight="normal" style:font-name-asian="Times New Roman" style:font-size-asian="12pt" style:font-style-asian="normal" style:font-weight-asian="normal" style:font-name-complex="Arial1" style:font-size-complex="12pt" style:font-style-complex="normal" style:font-weight-complex="normal"/>
    </style:style>
    <style:style style:name="T70" style:family="text">
      <style:text-properties fo:color="#000000" style:font-name="Liberation Serif" fo:font-size="12pt" fo:language="en" fo:country="US" fo:font-style="normal" fo:font-weight="normal" officeooo:rsid="0077f946" style:font-name-asian="Times New Roman" style:font-size-asian="12pt" style:font-style-asian="normal" style:font-weight-asian="normal" style:font-name-complex="Arial1" style:font-size-complex="12pt" style:font-style-complex="normal" style:font-weight-complex="normal"/>
    </style:style>
    <style:style style:name="T71" style:family="text">
      <style:text-properties fo:color="#000000" style:font-name="Liberation Serif" fo:font-size="12pt" fo:language="en" fo:country="US" fo:font-style="normal" fo:font-weight="normal" officeooo:rsid="009356fe" style:font-name-asian="Times New Roman" style:font-size-asian="12pt" style:font-style-asian="normal" style:font-weight-asian="normal" style:font-name-complex="Arial1" style:font-size-complex="12pt" style:font-style-complex="normal" style:font-weight-complex="normal"/>
    </style:style>
    <style:style style:name="T72" style:family="text">
      <style:text-properties fo:color="#000000" style:font-name="Liberation Serif" fo:font-size="12pt" fo:language="en" fo:country="US" fo:font-style="normal" fo:font-weight="normal" officeooo:rsid="00936e7f" style:font-name-asian="Times New Roman" style:font-size-asian="12pt" style:font-style-asian="normal" style:font-weight-asian="normal" style:font-name-complex="Arial1" style:font-size-complex="12pt" style:font-style-complex="normal" style:font-weight-complex="normal"/>
    </style:style>
    <style:style style:name="T73" style:family="text">
      <style:text-properties fo:color="#000000" style:font-name="Liberation Serif" fo:font-size="12pt" fo:language="en" fo:country="US" fo:font-style="normal" fo:font-weight="normal" officeooo:rsid="003f82ed" style:font-name-asian="Times New Roman" style:font-size-asian="12pt" style:font-style-asian="normal" style:font-weight-asian="normal" style:font-name-complex="Arial1" style:font-size-complex="12pt" style:font-style-complex="normal" style:font-weight-complex="normal"/>
    </style:style>
    <style:style style:name="T74" style:family="text">
      <style:text-properties fo:color="#000000" style:font-name="Liberation Serif" fo:font-size="12pt" fo:language="en" fo:country="US" fo:font-style="normal" style:text-underline-style="none" fo:font-weight="normal" officeooo:rsid="00840b7a" style:font-name-asian="Times New Roman" style:font-size-asian="12pt" style:font-style-asian="normal" style:font-weight-asian="normal" style:font-name-complex="Arial1" style:font-size-complex="12pt" style:font-style-complex="normal" style:font-weight-complex="normal"/>
    </style:style>
    <style:style style:name="T75" style:family="text">
      <style:text-properties fo:color="#000000" style:font-name="Liberation Serif" fo:font-size="12pt" fo:language="en" fo:country="US" fo:font-style="normal" style:text-underline-style="none" fo:font-weight="normal" officeooo:rsid="003498ac" style:font-name-asian="Times New Roman" style:font-size-asian="12pt" style:font-style-asian="normal" style:font-weight-asian="normal" style:font-name-complex="Arial1" style:font-size-complex="12pt" style:font-style-complex="normal" style:font-weight-complex="normal"/>
    </style:style>
    <style:style style:name="T76" style:family="text">
      <style:text-properties fo:color="#000000" style:font-name="Liberation Serif" fo:font-size="12pt" fo:language="en" fo:country="US" fo:font-style="normal" style:text-underline-style="none" fo:font-weight="normal" officeooo:rsid="00368948" style:font-name-asian="Times New Roman" style:font-size-asian="12pt" style:font-style-asian="normal" style:font-weight-asian="normal" style:font-name-complex="Arial1" style:font-size-complex="12pt" style:font-style-complex="normal" style:font-weight-complex="normal"/>
    </style:style>
    <style:style style:name="T77" style:family="text">
      <style:text-properties fo:color="#000000" style:font-name="Liberation Serif" fo:font-size="12pt" fo:language="en" fo:country="US" fo:font-weight="normal" style:font-name-asian="Times New Roman" style:font-size-asian="12pt" style:font-weight-asian="normal" style:font-name-complex="Arial1" style:font-size-complex="12pt" style:font-weight-complex="normal"/>
    </style:style>
    <style:style style:name="T78" style:family="text">
      <style:text-properties fo:color="#000000" style:font-name="Liberation Serif" fo:font-size="12pt" fo:language="en" fo:country="US" fo:font-weight="normal" officeooo:rsid="009356fe" style:font-name-asian="Times New Roman" style:font-size-asian="12pt" style:font-weight-asian="normal" style:font-name-complex="Arial1" style:font-size-complex="12pt" style:font-weight-complex="normal"/>
    </style:style>
    <style:style style:name="T79" style:family="text">
      <style:text-properties fo:color="#000000" style:font-name="Liberation Serif" fo:font-size="12pt" fo:language="en" fo:country="US" fo:font-weight="bold" style:font-name-asian="Times New Roman" style:font-size-asian="12pt" style:font-weight-asian="bold" style:font-name-complex="Arial1" style:font-size-complex="12pt" style:font-weight-complex="bold"/>
    </style:style>
    <style:style style:name="T80" style:family="text">
      <style:text-properties fo:color="#000000" style:font-name="Liberation Serif" fo:font-size="12pt" fo:language="en" fo:country="US" style:font-name-asian="Times New Roman" style:font-size-asian="12pt" style:font-name-complex="Arial1" style:font-size-complex="12pt"/>
    </style:style>
    <style:style style:name="T81" style:family="text">
      <style:text-properties fo:color="#000000" style:font-name="Liberation Serif" fo:font-size="12pt" fo:language="en" fo:country="US" officeooo:rsid="0099efcb" style:font-name-asian="Times New Roman" style:font-size-asian="12pt" style:font-name-complex="Arial1" style:font-size-complex="12pt"/>
    </style:style>
    <style:style style:name="T82" style:family="text">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83" style:family="text">
      <style:text-properties fo:color="#000000" style:font-name="Liberation Serif" fo:font-size="14pt" fo:language="en" fo:country="US" fo:font-style="normal" style:text-underline-style="none" fo:font-weight="normal" officeooo:rsid="0033fa46" style:font-name-asian="Times New Roman" style:font-size-asian="14pt" style:font-style-asian="normal" style:font-weight-asian="normal" style:font-name-complex="Arial1" style:font-size-complex="14pt" style:font-style-complex="normal" style:font-weight-complex="normal"/>
    </style:style>
    <style:style style:name="T84" style:family="text">
      <style:text-properties fo:color="#000000" style:font-name="Liberation Serif" fo:font-size="12pt" fo:language="en" fo:country="US" fo:font-style="normal" fo:font-weight="normal" officeooo:rsid="00269eb1" style:font-name-asian="Times New Roman" style:font-size-asian="12pt" style:font-style-asian="normal" style:font-weight-asian="normal" style:font-name-complex="Arial1" style:font-size-complex="12pt" style:font-style-complex="normal" style:font-weight-complex="normal"/>
    </style:style>
    <style:style style:name="T85" style:family="text">
      <style:text-properties fo:color="#000000" style:font-name="Liberation Serif" fo:font-size="12pt" fo:language="en" fo:country="US" fo:font-style="normal" fo:font-weight="normal" officeooo:rsid="00289b60" style:font-name-asian="Times New Roman" style:font-size-asian="12pt" style:font-style-asian="normal" style:font-weight-asian="normal" style:font-name-complex="Arial1" style:font-size-complex="12pt" style:font-style-complex="normal" style:font-weight-complex="normal"/>
    </style:style>
    <style:style style:name="T86" style:family="text">
      <style:text-properties fo:color="#000000" style:font-name="Liberation Serif" fo:font-size="12pt" fo:language="en" fo:country="US" fo:font-style="normal" officeooo:rsid="00289b60" style:font-name-asian="Times New Roman" style:font-size-asian="12pt" style:font-style-asian="normal" style:font-name-complex="Arial1" style:font-size-complex="12pt" style:font-style-complex="normal"/>
    </style:style>
    <style:style style:name="T87" style:family="text">
      <style:text-properties fo:color="#000000" style:font-name="Liberation Serif" fo:font-size="12pt" fo:language="en" fo:country="US" fo:font-style="normal" style:font-name-asian="Times New Roman" style:font-size-asian="12pt" style:font-style-asian="normal" style:font-name-complex="Arial1" style:font-size-complex="12pt" style:font-style-complex="normal"/>
    </style:style>
    <style:style style:name="T88" style:family="text">
      <style:text-properties fo:language="en" fo:country="US" fo:font-style="normal" style:font-style-asian="normal" style:font-style-complex="normal"/>
    </style:style>
    <style:style style:name="T89" style:family="text">
      <style:text-properties fo:language="en" fo:country="US" fo:font-style="normal" officeooo:rsid="0077f946" style:font-style-asian="normal" style:font-style-complex="normal"/>
    </style:style>
    <style:style style:name="T90" style:family="text">
      <style:text-properties fo:language="en" fo:country="US" fo:font-style="normal" officeooo:rsid="003f82ed" style:font-style-asian="normal" style:font-style-complex="normal"/>
    </style:style>
    <style:style style:name="T91" style:family="text">
      <style:text-properties officeooo:rsid="007eb987"/>
    </style:style>
    <style:style style:name="T92" style:family="text">
      <style:text-properties officeooo:rsid="0079b284"/>
    </style:style>
    <style:style style:name="T93" style:family="text">
      <style:text-properties officeooo:rsid="007fd3c0"/>
    </style:style>
    <style:style style:name="T94" style:family="text">
      <style:text-properties officeooo:rsid="00828298"/>
    </style:style>
    <style:style style:name="T95" style:family="text">
      <style:text-properties fo:font-weight="normal" officeooo:rsid="009178b8" style:font-weight-asian="normal" style:font-weight-complex="normal"/>
    </style:style>
    <style:style style:name="T96" style:family="text">
      <style:text-properties fo:font-weight="normal" officeooo:rsid="0092f8e3" style:font-weight-asian="normal" style:font-weight-complex="normal"/>
    </style:style>
    <style:style style:name="T97" style:family="text">
      <style:text-properties fo:font-weight="normal" officeooo:rsid="0091cd7f" style:font-weight-asian="normal" style:font-weight-complex="normal"/>
    </style:style>
    <style:style style:name="T98" style:family="text">
      <style:text-properties fo:font-weight="normal" officeooo:rsid="00920917" style:font-weight-asian="normal" style:font-weight-complex="normal"/>
    </style:style>
    <style:style style:name="T99" style:family="text">
      <style:text-properties officeooo:rsid="001f5001"/>
    </style:style>
    <style:style style:name="T100" style:family="text">
      <style:text-properties officeooo:rsid="002285d6"/>
    </style:style>
    <style:style style:name="T101" style:family="text">
      <style:text-properties officeooo:rsid="00248403"/>
    </style:style>
    <style:style style:name="T102" style:family="text">
      <style:text-properties officeooo:rsid="00267fd2"/>
    </style:style>
    <style:style style:name="T103" style:family="text">
      <style:text-properties officeooo:rsid="00269eb1"/>
    </style:style>
    <style:style style:name="T104" style:family="text">
      <style:text-properties officeooo:rsid="002a39e9"/>
    </style:style>
    <style:style style:name="T105" style:family="text">
      <style:text-properties officeooo:rsid="0030ed23"/>
    </style:style>
    <style:style style:name="T106" style:family="text">
      <style:text-properties officeooo:rsid="00437d0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ask: 2</text:p>
      <text:p text:style-name="P48">Data <text:span text:style-name="T106">M</text:span>ining <text:span text:style-name="T106">A</text:span>pplications</text:p>
      <text:p text:style-name="P7"/>
      <text:p text:style-name="P6">In this ere of internet and rapid developments any resource are generating huge data in each and every day. Data is the most precision and expensive things for Machine Learning and Data Science <text:span text:style-name="T58">[1]</text:span>. Collection of data and store of the data and followed by processing of the data is really challenging and have insightful meaning. <text:span text:style-name="T59">So any size of data has great meaning if you do analysis with the data and able to find the hidden pattern of the data to extract the information is really good. </text:span></text:p>
      <text:p text:style-name="P8"/>
      <text:p text:style-name="P9"><text:span text:style-name="T59">D</text:span>ata mining is a process of data to extract the information form the data-set. For data mining there is number of option is there but to read the data in computer language is easy in Python and R programming if you using tool then Weka is a good for data mining and analysis of the data. </text:p>
      <text:p text:style-name="P9"/>
      <text:p text:style-name="P10">There is so many application of data mining like- Healthcare, Market analysis, Education, Engineering, Fraud detection, Lie Detection, Manufacturing <text:span text:style-name="T60">F</text:span>ault detection, Customer segmentation, Banking, <text:span text:style-name="T61">Research, Criminal Investigation, Bio Informatics, etc. Here I’ll describe the major application of data mining and it’s application in Healthcare and Customer segmentation. </text:span></text:p>
      <text:p text:style-name="P12"/>
      <text:p text:style-name="P21">Data mining application in Healthcare domain: </text:p>
      <text:p text:style-name="P13">Healthcare is a great domain for apply data mining <text:span text:style-name="T63">[2] [3]</text:span>. It’s a process of prediction or forecasting form the data. Competitive analysis of the data and find the hidden pattern from the data and apply the prediction statistics whats happened with the patients and give an suggestion for further instruction or some information to recover the problem or come out form the situation. <text:span text:style-name="T64">If there is too many data so by analysis the data by Machine Learning or Data Science and Neural Network we can explore the complex structure of the data and explore each of the structure to know more about and deploy the predictive analysis structure for successful application. </text:span></text:p>
      <text:p text:style-name="P14"/>
      <text:p text:style-name="P15"><text:span text:style-name="T66">S</text:span><text:span text:style-name="T65">ource of Healthcare data:</text:span> </text:p>
      <text:p text:style-name="P15"/>
      <text:p text:style-name="P27"><text:span text:style-name="T70">1. RHIhub Rural Health Information hub. </text:span><text:span text:style-name="T73">Link: </text:span><text:a xlink:type="simple" xlink:href="https://www.ruralhealthinfo.org/topics/statistics-and-" text:style-name="Internet_20_link" text:visited-style-name="Visited_20_Internet_20_Link"><text:span text:style-name="T88">https://www.ruralhealthinfo.org/topics/statistics-and-</text:span></text:a></text:p>
      <text:p text:style-name="P27"><text:span text:style-name="T88"><text:s text:c="68"/></text:span><text:a xlink:type="simple" xlink:href="https://www.ruralhealthinfo.org/topics/statistics-and-data/data-sources-and-tools" text:style-name="Internet_20_link" text:visited-style-name="Visited_20_Internet_20_Link"><text:span text:style-name="T57">data/data-sources-and-tools</text:span></text:a></text:p>
      <text:p text:style-name="P27"><text:span text:style-name="T70">2. </text:span><text:span text:style-name="T73">Health Data. Link: </text:span><text:a xlink:type="simple" xlink:href="https://healthdata.gov/" text:style-name="Internet_20_link" text:visited-style-name="Visited_20_Internet_20_Link"><text:span text:style-name="T88">https://healthdata.gov/</text:span></text:a></text:p>
      <text:p text:style-name="P27"><text:span text:style-name="T89">3. Agency for Healthcare Research and quality. </text:span><text:span text:style-name="T90">Link:</text:span><text:a xlink:type="simple" xlink:href="https://www.ahrq.gov/data/index.html" text:style-name="Internet_20_link" text:visited-style-name="Visited_20_Internet_20_Link"><text:span text:style-name="T88">https://www.ahrq.gov/data/index.html</text:span></text:a></text:p>
      <text:p text:style-name="P27"><text:span text:style-name="T89">4. U.S National Library of Medicin. </text:span><text:span text:style-name="T90">Link:</text:span><text:a xlink:type="simple" xlink:href="https://www.nlm.nih.gov/nichsr/stats_tutorial/section3/index.html" text:style-name="Internet_20_link" text:visited-style-name="Visited_20_Internet_20_Link"><text:span text:style-name="T88">https://www.nlm.nih.gov/nichsr/stats_tutorial/section3/index.html</text:span></text:a></text:p>
      <text:p text:style-name="P29"/>
      <text:p text:style-name="P30"><text:span text:style-name="T68">D</text:span><text:span text:style-name="T65">ata collection: </text:span></text:p>
      <text:p text:style-name="P30"><text:span text:style-name="T91">Basically</text:span> data collection means to keep the <text:span text:style-name="T91">record</text:span> of your data. In early days in healthcare data is collected by pen and paper after that this data is store in a computerized format. But now a days data collection is easy it’s most of the part is done by a electronics system with a short span of time it will collect data from body and started doing analysis to find the common pattern and match with the existing one<text:span text:style-name="T92"> and give report in a glance. </text:span></text:p>
      <text:p text:style-name="P34"/>
      <text:p text:style-name="P34"/>
      <text:p text:style-name="P35"><text:span text:style-name="T92">S</text:span>ome application:</text:p>
      <text:p text:style-name="P35"/>
      <text:p text:style-name="P31"><text:span text:style-name="T65">Treatment effectiveness:</text:span> </text:p>
      <text:p text:style-name="P31">To predict the treatment effectiveness using data mining very effective. Taking the symptom form patients and doing the comparative analysis on the data and finding the similarities and categorize it. If the category of predictive analysis is match with the critical analysis then suggest the effectiveness <text:soft-page-break/>of the disease. We can categorize the effectiveness is several group and commanded the <text:span text:style-name="T93">undergo operation as advice. </text:span></text:p>
      <text:p text:style-name="P32"/>
      <text:p text:style-name="P31"><text:span text:style-name="T67">Fraud and abuse detection:</text:span> <text:s text:c="2"/></text:p>
      <text:p text:style-name="P33">To find the disease and calming the re-commanded medicine, operation or report is use full by using this process. In this way detecting the fraud undergo operation or medicine irrelevant report commanded by doctors <text:s/>easily can be trapped. Where the systematically procedure will give best suggestion for medical recommendation. <text:span text:style-name="T94">Using the fraud and abuse detection procedure Texas system recover $2.2 million of there revenue. <text:s/></text:span><text:s text:c="3"/></text:p>
      <text:p text:style-name="P12"/>
      <text:p text:style-name="P11"/>
      <text:p text:style-name="P40">Data mining application in Customer Segmentation:</text:p>
      <text:p text:style-name="P22"><text:span text:style-name="T95">Customer</text:span><text:span text:style-name="T62"> </text:span><text:span text:style-name="T95">segmentation will help for business analysis and market prediction by predicting the characteristic or behaviors of the customers </text:span><text:span text:style-name="T96">[4]</text:span><text:span text:style-name="T95">. To target a group of customer instead of individuals and <text:s/>take an action which have a great effectiveness on business analysis. </text:span><text:span text:style-name="T97">Customer segmentation is the analysis of the data from the back behaviors of the customer and find the opinion of a customer and group all the similar type of customer for further analysis and take an action on them </text:span><text:span text:style-name="T96">[5] [6]</text:span><text:span text:style-name="T97">. </text:span><text:span text:style-name="T98">Customer segmentation allow to monitor over time so the changes become understandable. </text:span></text:p>
      <text:p text:style-name="P16"/>
      <text:p text:style-name="P23">Source:</text:p>
      <text:p text:style-name="P28"><text:span text:style-name="T71">1. data.world ( </text:span><text:a xlink:type="simple" xlink:href="https://data.world/datasets/customer" text:style-name="Internet_20_link" text:visited-style-name="Visited_20_Internet_20_Link"><text:span text:style-name="T57">https://data.world/datasets/customer</text:span></text:a><text:span text:style-name="T71">)</text:span></text:p>
      <text:p text:style-name="P28"><text:span text:style-name="T71">2. Keggle </text:span><text:span text:style-name="T72">Data-sets</text:span><text:span text:style-name="T71"> (</text:span><text:a xlink:type="simple" xlink:href="https://www.kaggle.com/datasets" text:style-name="Internet_20_link" text:visited-style-name="Visited_20_Internet_20_Link"><text:span text:style-name="T69">https://www.kaggle.com/datasets</text:span></text:a></text:p>
      <text:p text:style-name="P36"><text:span text:style-name="T78">3. </text:span><text:span text:style-name="T77">Website, Bank, Online marketing.</text:span></text:p>
      <text:p text:style-name="P17"/>
      <text:p text:style-name="P24">Data Collection:</text:p>
      <text:p text:style-name="P18">Early days data is collected from pen and paper resource only. Now in digitize world data is automatically generating form customer behaviors on online may be traveling, internet browsing, banking, shopping, etc.</text:p>
      <text:p text:style-name="P19"/>
      <text:p text:style-name="P25">Insightful ideas form customer data:</text:p>
      <text:p text:style-name="P25"/>
      <text:p text:style-name="P26">Behavioral Analysis:</text:p>
      <text:p text:style-name="P20">To segment the customer by their behavioral is importance. It’s possible by data analysis and find the <text:s/>behavior of a customer by his or her financial, opinion, internet browsing. </text:p>
      <text:p text:style-name="P2"/>
      <text:p text:style-name="P4"><text:span text:style-name="T79">Shopping or marketing analysis:</text:span><text:span text:style-name="T80"> </text:span></text:p>
      <text:p text:style-name="P1">By analysis of a customer shopping or card used for shopping it is easy to predict for any customer willingness for shopping or marketing or online purchase and further recommendation can be done with system after analysis of the data. </text:p>
      <text:p text:style-name="P1"/>
      <text:p text:style-name="P3">Product recommendation:</text:p>
      <text:p text:style-name="P5"><text:span text:style-name="T80">product recommendation for a customer is possible only by analysis the customer purchase that the customer is done before. So by analysis the product the system can give suggestion which type of product is </text:span><text:span text:style-name="T81">recommendable</text:span><text:span text:style-name="T80"> for any particular customer. </text:span><text:span text:style-name="T81">When we talk about procedure recommendation then you can take an examples of Netflix movie recommendation, amazon product recommendation, any online shopping website product recommendation.</text:span></text:p>
      <text:p text:style-name="P2"/>
      <text:p text:style-name="P42"/>
      <text:p text:style-name="P42"/>
      <text:p text:style-name="P42"/>
      <text:p text:style-name="P42"/>
      <text:p text:style-name="P42"/>
      <text:p text:style-name="P53"><text:soft-page-break/><text:span text:style-name="T99">P</text:span>otential benefits of data mining in selected <text:span text:style-name="T99">Healthcare and Customer Segmentation:</text:span></text:p>
      <text:p text:style-name="P44">There is potential and effective benefits is there for data mining in Healthcare and Customer Segmentation domain. Because in Healthcare disease prediction <text:span text:style-name="T100">is an analysis of data that is already preserve before and in customer segmentation analysis of the transaction data gives insightful good ideas about the customer transaction movement. So data mining and analysis on Healthcare data and Customer Segmentation have very importance feature for prediction analysis. </text:span></text:p>
      <text:p text:style-name="P44"/>
      <text:p text:style-name="P54"><text:span text:style-name="T101">R</text:span>ecent developments <text:span text:style-name="T101">and exciting on Healthcare and Customer Segmentation: </text:span></text:p>
      <text:p text:style-name="P52"><text:span text:style-name="T101">H</text:span>ealthcare is a rapid developments areas with data mining <text:span text:style-name="T102">and analysis on the data. </text:span><text:span text:style-name="T103">Where the last developments in healthcare areas are – Patient-Centric diagnosis approach, Precision medicin</text:span><text:span text:style-name="T104">e</text:span><text:span text:style-name="T103"> recommendation, <text:s/>Healthcare Cybersecurity. </text:span></text:p>
      <text:p text:style-name="P55"><text:span text:style-name="T84">I</text:span><text:span text:style-name="T85">n Customer Segmentation recent noticeable developments are – To know about a customer segment strategy uses of target technology, Target customer segmentation using Artificial Intelligence. </text:span></text:p>
      <text:p text:style-name="P55"><text:span text:style-name="T85"/></text:p>
      <text:p text:style-name="P62"><text:span text:style-name="T86">S</text:span><text:span text:style-name="T87">ignificance of data mining for Healthcare and Customer Segmentation:</text:span></text:p>
      <text:p text:style-name="P45">There is strip significance importance in Healthcare and Customer Segmentation that help to improve business growth and quality of life like- </text:p>
      <text:p text:style-name="P45">Business developments and know about deployment strategy.</text:p>
      <text:p text:style-name="P45">Know about future business direction. </text:p>
      <text:p text:style-name="P46">Easy way prediction of patients disease. </text:p>
      <text:p text:style-name="P46">Time consuming for test analysis and diagnosis. </text:p>
      <text:p text:style-name="P46"/>
      <text:p text:style-name="P41">Legal and ethical concerns for Data mining in Healthcare and Customer Segmentation:</text:p>
      <text:p text:style-name="P47">Data mining has meaningful legal concerns in Healthcare and Customer Segmentation because it has <text:s/>great importance for future prediction in Healthcare. But there may be Illegal concerns for Customer Segmentation <text:span text:style-name="T105">if the data is disclose for all then it may not be good for security reason. So if the data mining and it’s application to serve better human life, then it’s good. <text:s/></text:span></text:p>
      <text:p text:style-name="P43"/>
      <text:p text:style-name="P43"/>
      <text:p text:style-name="P43"/>
      <text:p text:style-name="P43"/>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0"><text:soft-page-break/>References:</text:p>
      <text:p text:style-name="P50"/>
      <text:p text:style-name="P57"><text:span text:style-name="T83">1. <text:s/></text:span><text:a xlink:type="simple" xlink:href="https://www.researchgate.net/scientific-contributions/55890707_M_Bharati?_sg%5B0%5D=7CJXAVISIKAI1ei7WvbFX5PqLnka9OAcCqvYJAXk2ETRfOK-U3lb6k3qr9goilm8tkjaTdE.5jgGYgGDng0SIMkxpBWVUXrOCEbmKxYBugwl_WfphNGg1hXglkCdq05r2X0T0HdW8yYVORvEp--BHxWtjDAmmQ&amp;_sg%5B1%5D=HCF00sWWkOVAAcMY2HnFxk51ALfiudEbP7DWwaDTBNjA9kjpftChIS2ntUHAo7oPwVRRwnogXh4dLHaQ.6boz2QJruudf7RSvgjxHaTjI2yyyFmuOn5wVieIpQJPbAzmFQqPPPeNB20AjDQLjIqWSiPdKyz4PJnPiVBnhRw" text:style-name="Internet_20_link" text:visited-style-name="Visited_20_Internet_20_Link">M. Bharati</text:a><text:span text:style-name="T32">,</text:span><text:a xlink:type="simple" xlink:href="https://www.researchgate.net/scientific-contributions/56646827_Ramageri?_sg%5B0%5D=7CJXAVISIKAI1ei7WvbFX5PqLnka9OAcCqvYJAXk2ETRfOK-U3lb6k3qr9goilm8tkjaTdE.5jgGYgGDng0SIMkxpBWVUXrOCEbmKxYBugwl_WfphNGg1hXglkCdq05r2X0T0HdW8yYVORvEp--BHxWtjDAmmQ&amp;_sg%5B1%5D=HCF00sWWkOVAAcMY2HnFxk51ALfiudEbP7DWwaDTBNjA9kjpftChIS2ntUHAo7oPwVRRwnogXh4dLHaQ.6boz2QJruudf7RSvgjxHaTjI2yyyFmuOn5wVieIpQJPbAzmFQqPPPeNB20AjDQLjIqWSiPdKyz4PJnPiVBnhRw" text:style-name="Internet_20_link" text:visited-style-name="Visited_20_Internet_20_Link"><text:span text:style-name="T24">Ramageri</text:span></text:a><text:span text:style-name="T25">(2010). DATA MINING TECHNIQUES AND APPLICATIONS, Retriv date: 04-09-2019. </text:span><text:span text:style-name="T27">Publication: </text:span><text:a xlink:type="simple" xlink:href="https://www.researchgate.net/deref/http%3A%2F%2Fwww.ijcse.com%2Fdocs%2FIJCSE10-01-04-51.pdf" office:target-frame-name="_blank" xlink:show="new" text:style-name="Internet_20_link" text:visited-style-name="Visited_20_Internet_20_Link">DOAJ</text:a><text:span text:style-name="T27">.</text:span><text:span text:style-name="T25"> </text:span><text:span text:style-name="T26">Source: </text:span><text:a xlink:type="simple" xlink:href="https://www.researchgate.net/publication/49616224_DATA_MINING_TECHNIQUES_AND_APPLICATIONS" text:style-name="Internet_20_link" text:visited-style-name="Visited_20_Internet_20_Link">https://www.researchgate.net/publication/49616224_DATA_MINING_TECHNIQUES_AND_APPLICATIONS</text:a></text:p>
      <text:p text:style-name="P51"/>
      <text:p text:style-name="P58"><text:span text:style-name="T75">2. </text:span><text:a xlink:type="simple" xlink:href="https://www.sciencedirect.com/science/article/pii/S1877050915036066#!" office:name="baut0005" text:style-name="Internet_20_link" text:visited-style-name="Visited_20_Internet_20_Link">Neesha Jothi</text:a><text:span text:style-name="T12">, </text:span><text:a xlink:type="simple" xlink:href="https://www.sciencedirect.com/science/article/pii/S1877050915036066#!" office:name="baut0010" text:style-name="Internet_20_link" text:visited-style-name="Visited_20_Internet_20_Link"><text:span text:style-name="T75">Nur’Aini, Abdul Rashid</text:span></text:a><text:span text:style-name="T12">, </text:span><text:a xlink:type="simple" xlink:href="https://www.sciencedirect.com/science/article/pii/S1877050915036066#!" office:name="baut0015" text:style-name="Internet_20_link" text:visited-style-name="Visited_20_Internet_20_Link">Wahidah Husain</text:a><text:span text:style-name="T75">. </text:span><text:span text:style-name="T76">(2015). </text:span><text:span text:style-name="T75"><text:s/></text:span><text:span text:style-name="T74">Data Mining in Healthcare <text:s/>- A Review. </text:span><text:span text:style-name="T36">DOI:</text:span><text:span text:style-name="T33">10.1016/j.procs.2015.12.145. December 2015.</text:span><text:span text:style-name="T40"> </text:span><text:span text:style-name="T41">Procedia Computer Science 72:306-313.</text:span><text:span text:style-name="T34"> </text:span><text:span text:style-name="T35">Source: </text:span><text:a xlink:type="simple" xlink:href="https://www.researchgate.net/publication/289991460_Data_Mining_in_Healthcare_-_A_Review" text:style-name="Internet_20_link" text:visited-style-name="Visited_20_Internet_20_Link">https://www.researchgate.net/publication/289991460_Data_Mining_in_Healthcare_-_A_Review</text:a></text:p>
      <text:p text:style-name="P58"><text:span text:style-name="T33"/></text:p>
      <text:p text:style-name="P37"/>
      <text:p text:style-name="P59"><text:span text:style-name="T4">3.</text:span><text:span text:style-name="T3"> </text:span><text:a xlink:type="simple" xlink:href="https://ieeexplore.ieee.org/author/37086143349" text:style-name="Internet_20_link" text:visited-style-name="Visited_20_Internet_20_Link"><text:span text:style-name="T57">Z. A. Mdaghri</text:span></text:a><text:span text:style-name="T7">,</text:span><text:span text:style-name="T17"> Rabat, </text:span><text:a xlink:type="simple" xlink:href="https://ieeexplore.ieee.org/author/37086148986" text:style-name="Internet_20_link" text:visited-style-name="Visited_20_Internet_20_Link"><text:span text:style-name="T57">M. E. Yadari</text:span></text:a><text:span text:style-name="T16">, </text:span><text:span text:style-name="T6"> </text:span><text:span text:style-name="T8">A.</text:span><text:a xlink:type="simple" xlink:href="https://ieeexplore.ieee.org/author/37086144435" text:style-name="Internet_20_link" text:visited-style-name="Visited_20_Internet_20_Link"><text:span text:style-name="T57">Benyoussef</text:span></text:a><text:span text:style-name="T16">, </text:span><text:a xlink:type="simple" xlink:href="https://ieeexplore.ieee.org/author/37086144030" text:style-name="Internet_20_link" text:visited-style-name="Visited_20_Internet_20_Link"><text:span text:style-name="T57">A. E. Kenz</text:span></text:a><text:span text:style-name="T16">.</text:span><text:span text:style-name="T20">(2016)</text:span><text:span text:style-name="T16"> </text:span><text:span text:style-name="T17">Study and analysis of data mining for healthcare.</text:span><text:span text:style-name="T23"> </text:span><text:span text:style-name="Strong_20_Emphasis"><text:span text:style-name="T30">Published in: </text:span></text:span><text:a xlink:type="simple" xlink:href="https://ieeexplore.ieee.org/xpl/conhome/7786012/proceeding" text:style-name="Internet_20_link" text:visited-style-name="Visited_20_Internet_20_Link">2016 4th IEEE International Colloquium on Information Science and Technology (CiSt)</text:a><text:span text:style-name="T30">. </text:span><text:span text:style-name="T31">Source: </text:span><text:a xlink:type="simple" xlink:href="https://ieeexplore.ieee.org/document/7804994" text:style-name="Internet_20_link" text:visited-style-name="Visited_20_Internet_20_Link">https://ieeexplore.ieee.org/document/7804994</text:a></text:p>
      <text:p text:style-name="P59"><text:span text:style-name="T31"/></text:p>
      <text:p text:style-name="P38"/>
      <text:p text:style-name="P63"/>
      <text:p text:style-name="P56"><text:span text:style-name="T18">4. </text:span><text:span text:style-name="T21">IBM Knowledge Center. </text:span><text:span text:style-name="T16">The Customer Segmentation solution plan. </text:span><text:span text:style-name="T21">Source:</text:span><text:a xlink:type="simple" xlink:href="https://www.ibm.com/support/knowledgecenter/en/SSEPGG_9.7.0/com.ibm.datatools.datamining.doc/miningplan_custseg.html" text:style-name="Internet_20_link" text:visited-style-name="Visited_20_Internet_20_Link"><text:span text:style-name="T57">https://www.ibm.com/support/knowledgecenter/en/SSEPGG_9.7.0/com.ibm.datatools.datamining.doc/miningplan_custseg.html</text:span></text:a></text:p>
      <text:p text:style-name="P39"><text:s/></text:p>
      <text:p text:style-name="P60"><text:span text:style-name="T19">5. </text:span><text:span text:style-name="T14">Chunyan Yang, </text:span><text:span text:style-name="T1">Xiaomei Li, Weihua Li . </text:span><text:span text:style-name="T5">(2012) </text:span><text:span text:style-name="T13">Research on Customer Segmentation Based on Extension Classification. </text:span><text:span text:style-name="T28">APWeb 2012: </text:span><text:a xlink:type="simple" xlink:href="https://link.springer.com/book/10.1007/978-3-642-29426-6" text:style-name="Internet_20_link" text:visited-style-name="Visited_20_Internet_20_Link"><text:span text:style-name="T29">Web Technologies and Applications</text:span></text:a><text:span text:style-name="T28"> pp 95-105.</text:span><text:span text:style-name="T13"> </text:span><text:span text:style-name="T14"><text:s/></text:span><text:span text:style-name="T15">Source: </text:span><text:a xlink:type="simple" xlink:href="https://link.springer.com/chapter/10.1007/978-3-642-29426-6_13" text:style-name="Internet_20_link" text:visited-style-name="Visited_20_Internet_20_Link"><text:span text:style-name="T82">https://link.springer.com/chapter/10.1007/978-3-642-29426-6_13</text:span></text:a></text:p>
      <text:list xml:id="list5744211217218673395" text:style-name="L1">
        <text:list-header>
          <text:p text:style-name="P65"/>
          <text:p text:style-name="P64"><text:span text:style-name="T2">6 </text:span><text:span text:style-name="T10">S Kelly.</text:span><text:span text:style-name="T11">(2003)</text:span><text:span text:style-name="T10"> Mining data to discover customer segments. </text:span><text:span text:style-name="T49">(</text:span><text:span text:style-name="T10">Volume 4,</text:span><text:a xlink:type="simple" xlink:href="https://link.springer.com/journal/41263/4/3/page/1" text:style-name="Internet_20_link" text:visited-style-name="Visited_20_Internet_20_Link"><text:span text:style-name="T39">Issue 3</text:span></text:a><text:span text:style-name="T10">,pp 235–242</text:span><text:span text:style-name="T11">)</text:span><text:span text:style-name="T10">. </text:span><text:span text:style-name="T11">Source:</text:span><text:span text:style-name="T10"> </text:span><text:a xlink:type="simple" xlink:href="https://link.springer.com/article/10.1057/palgrave.im.4340185" text:style-name="Internet_20_link" text:visited-style-name="Visited_20_Internet_20_Link"><text:span text:style-name="T57">https://link.springer.com/article/10.1057/palgrave.im.4340185</text:span></text:a></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Roboto" svg:font-family="Roboto, Arial, sans-serif"/>
    <style:font-face style:name="Source Sans Pro" svg:font-family="'Source Sans Pro', Helvetica, Arial, sans-serif"/>
    <style:font-face style:name="ibm-plex-sans" svg:font-family="ibm-plex-sans, 'Helvetica Neue', Arial, sans-serif"/>
    <style:font-face style:name="inherit" svg:font-family="inherit"/>
    <style:font-face style:name="sans-serif" svg:font-family="sans-serif"/>
    <style:font-face style:name="FreeSans1" svg:font-family="Free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4T21:26:18.291530059</meta:creation-date>
    <dc:date>2019-10-04T23:21:05.998292999</dc:date>
    <meta:editing-duration>PT1H49M50S</meta:editing-duration>
    <meta:editing-cycles>40</meta:editing-cycles>
    <meta:generator>LibreOffice/5.1.6.2$Linux_X86_64 LibreOffice_project/10m0$Build-2</meta:generator>
    <meta:document-statistic meta:table-count="0" meta:image-count="0" meta:object-count="0" meta:page-count="4" meta:paragraph-count="57" meta:word-count="1266" meta:character-count="9006" meta:non-whitespace-character-count="7685"/>
  </office:meta>
</office:document-meta>
</file>